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800000241A6A442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 loext:decorative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87cm" svg:height="15.265cm" svg:x="8.513cm" svg:y="0.235cm">
          <draw:image xlink:href="Pictures/10000001000001D800000241A6A44280.png" xlink:type="simple" xlink:show="embed" xlink:actuate="onLoad" draw:mime-type="image/png">
            <text:p/>
          </draw:image>
        </draw:frame>
        <draw:line draw:style-name="gr2" draw:text-style-name="P2" draw:layer="layout" svg:x1="16cm" svg:y1="6.124cm" svg:x2="22cm" svg:y2="6.124cm">
          <text:p/>
        </draw:line>
        <draw:line draw:style-name="gr2" draw:text-style-name="P2" draw:layer="layout" svg:x1="16cm" svg:y1="9.924cm" svg:x2="22cm" svg:y2="9.924cm">
          <text:p/>
        </draw:line>
        <draw:line draw:style-name="gr2" draw:text-style-name="P2" draw:layer="layout" svg:x1="16cm" svg:y1="8.724cm" svg:x2="22cm" svg:y2="8.724cm">
          <text:p/>
        </draw:line>
        <draw:line draw:style-name="gr2" draw:text-style-name="P2" draw:layer="layout" svg:x1="8.2cm" svg:y1="12.324cm" svg:x2="14.2cm" svg:y2="12.324cm">
          <text:p/>
        </draw:line>
        <draw:line draw:style-name="gr3" draw:text-style-name="P1" draw:layer="layout" svg:x1="20.9cm" svg:y1="6.124cm" svg:x2="20.9cm" svg:y2="8.724cm">
          <text:p/>
        </draw:line>
        <draw:line draw:style-name="gr4" draw:text-style-name="P1" draw:layer="layout" svg:x1="19.2cm" svg:y1="8.724cm" svg:x2="19.2cm" svg:y2="9.924cm">
          <text:p/>
        </draw:line>
        <draw:frame draw:style-name="gr5" draw:text-style-name="P3" draw:layer="layout" svg:width="3cm" svg:height="1.673cm" svg:x="21cm" svg:y="6.827cm">
          <draw:text-box>
            <text:p>2,61 m</text:p>
          </draw:text-box>
        </draw:frame>
        <draw:frame draw:style-name="gr5" draw:text-style-name="P3" draw:layer="layout" svg:width="3cm" svg:height="1.673cm" svg:x="19.5cm" svg:y="8.827cm">
          <draw:text-box>
            <text:p>1,5 m</text:p>
          </draw:text-box>
        </draw:frame>
        <draw:frame draw:style-name="gr6" draw:text-style-name="P3" draw:layer="layout" svg:width="5.02cm" svg:height="0.962cm" svg:x="3.5cm" svg:y="11.5cm">
          <draw:text-box>
            <text:p>Point de repère 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6T11:51:55.839513433</meta:creation-date>
    <dc:date>2026-05-06T11:55:56.132312264</dc:date>
    <meta:editing-duration>PT4M2S</meta:editing-duration>
    <meta:editing-cycles>1</meta:editing-cycles>
    <meta:document-statistic meta:object-count="33"/>
    <meta:generator>LibreOffice/26.2.2.2$Linux_X86_64 LibreOffice_project/1f77d10d6938fd34972958f64b2bcfa54f8b1ba5</meta:generator>
  </office:meta>
</office:document-meta>
</file>